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66cm"/>
    </style:style>
    <style:style style:name="co2" style:family="table-column">
      <style:table-column-properties fo:break-before="auto" style:column-width="3.429cm"/>
    </style:style>
    <style:style style:name="co3" style:family="table-column">
      <style:table-column-properties fo:break-before="auto" style:column-width="2.201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3" table:number-columns-repeated="16380" table:default-cell-style-name="ce2"/>
        <table:table-row table:style-name="ro1">
          <table:table-cell table:style-name="ce3" office:value-type="string" calcext:value-type="string">
            <text:p>PoS Proiel pour NT</text:p>
          </table:table-cell>
          <table:table-cell table:style-name="ce3" office:value-type="string" calcext:value-type="string">
            <text:p>PoS GreCy pour Ps</text:p>
          </table:table-cell>
          <table:table-cell table:style-name="ce3" office:value-type="string" calcext:value-type="string">
            <text:p>suffixe qu'il faudrait ajouter dans la POS Grecy pour correspondre à la POS Proiel</text:p>
          </table:table-cell>
          <table:table-cell table:style-name="ce3" office:value-type="string" calcext:value-type="string">
            <text:p>POS finale souhaitée</text:p>
          </table:table-cell>
          <table:table-cell table:style-name="ce3" table:number-columns-repeated="16380"/>
        </table:table-row>
        <table:table-row table:style-name="ro1">
          <table:table-cell table:style-name="Default" office:value-type="string" calcext:value-type="string">
            <text:p><text:s text:c="6"/>"C-" -&gt;"conjunction"</text:p>
          </table:table-cell>
          <table:table-cell office:value-type="string" calcext:value-type="string">
            <text:p>CCONJ</text:p>
          </table:table-cell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coo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Df" -&gt;"adverb"</text:p>
          </table:table-cell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DV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<text:s text:c="6"/>"Dq" -&gt;"relative adverb"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el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Du" -&gt;"interrogative adverb"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 text:c="6"/>"F-" -&gt;"foreign word"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f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 text:c="6"/>"G-" -&gt;"subjunction"</text:p>
          </table:table-cell>
          <table:table-cell office:value-type="string" calcext:value-type="string">
            <text:p>SCONJ</text:p>
          </table:table-cell>
          <table:table-cell/>
          <table:table-cell office:value-type="string" calcext:value-type="string">
            <text:p>CON</text:p>
          </table:table-cell>
          <table:table-cell office:value-type="string" calcext:value-type="string">
            <text:p>sub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I-" -&gt;"interjection"</text:p>
          </table:table-cell>
          <table:table-cell office:value-type="string" calcext:value-type="string">
            <text:p>INTJ</text:p>
          </table:table-cell>
          <table:table-cell/>
          <table:table-cell office:value-type="string" calcext:value-type="string">
            <text:p>INTJ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<text:s text:c="6"/>"Ma" -&gt;"cardinal numeral"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card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Mo" -&gt;"ordinal numeral"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ord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N-" -&gt;"infinitive marker"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nf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Nb" -&gt;"common noun"</text:p>
          </table:table-cell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<text:s text:c="6"/>"Ne" -&gt;"proper noun"</text:p>
          </table:table-cell>
          <table:table-cell table:style-name="Default" office:value-type="string" calcext:value-type="string">
            <text:p>PROPN</text:p>
          </table:table-cell>
          <table:table-cell/>
          <table:table-cell office:value-type="string" calcext:value-type="string">
            <text:p>PROPN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<text:s text:c="6"/>"Pc" -&gt;"reciprocal pronoun"</text:p>
          </table:table-cell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PRON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<text:s text:c="6"/>"Pd" -&gt;"demonstrative pronoun"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dem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Pi" -&gt;"interrogative pronoun"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nt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Pk" -&gt;"personal reflexive pronoun"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er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Pp" -&gt;"personal pronoun"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er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Pr" -&gt;"relative pronoun"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rel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Ps" -&gt;"possessive pronoun"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os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Pt" -&gt;"possessive reflexive pronoun"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pos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Px" -&gt;"indefinite pronoun"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nd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<text:s text:c="6"/>"Py" -&gt;"quantifier"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NUM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<text:s text:c="6"/>"R-" -&gt;"preposition"</text:p>
          </table:table-cell>
          <table:table-cell office:value-type="string" calcext:value-type="string">
            <text:p>ADP</text:p>
          </table:table-cell>
          <table:table-cell/>
          <table:table-cell table:style-name="ce4" office:value-type="string" calcext:value-type="string">
            <text:p>PREP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<text:s text:c="6"/>"S-" -&gt;"article"</text:p>
          </table:table-cell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DET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<text:s text:c="6"/>"V-" -&gt;"verb"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<text:s text:c="6"/>"X-" -&gt;"unassigned"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table:style-name="Default" office:value-type="string" calcext:value-type="string">
            <text:p><text:s text:c="5"/>"A-" -&gt; "adjective"/&gt;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DJ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UX</text:p>
          </table:table-cell>
          <table:table-cell/>
          <table:table-cell table:style-name="ce4" office:value-type="string" calcext:value-type="string">
            <text:p>VERB</text:p>
          </table:table-cell>
          <table:table-cell table:number-columns-repeated="16380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A2:Feuille1.D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  <meta:creation-date>2025-05-21T21:40:14Z</meta:creation-date>
    <dc:date>2025-05-28T17:05:15.607436992</dc:date>
    <meta:editing-cycles>3</meta:editing-cycles>
    <meta:editing-duration>PT40M45S</meta:editing-duration>
    <meta:document-statistic meta:table-count="1" meta:cell-count="117" meta:object-count="0"/>
  </office:meta>
</office:document-meta>
</file>